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1" svg:font-family="OpenSymbol"/>
    <style:font-face style:name="OpenSymbol" svg:font-family="OpenSymbol, 'Arial Unicode M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style:font-name="Arial" fo:font-size="12pt" fo:font-style="italic" style:font-size-asian="12pt" style:font-style-asian="italic" style:font-size-complex="12pt" style:font-style-complex="italic"/>
    </style:style>
    <style:style style:name="P4" style:family="paragraph" style:parent-style-name="Standard">
      <style:text-properties style:font-name="Arial" fo:font-size="12pt" fo:font-style="normal" style:font-size-asian="12pt" style:font-style-asian="normal" style:font-size-complex="12pt" style:font-style-complex="normal"/>
    </style:style>
    <style:style style:name="P5" style:family="paragraph" style:parent-style-name="Standard">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fo:font-size="14pt" fo:font-style="italic" style:font-size-asian="14pt" style:font-style-asian="italic" style:font-size-complex="14pt" style:font-style-complex="italic"/>
    </style:style>
    <style:style style:name="P8" style:family="paragraph" style:parent-style-name="Standard">
      <style:text-properties style:font-name="Arial" fo:font-size="14pt" fo:font-style="italic" style:font-size-asian="12.25pt" style:font-style-asian="italic" style:font-size-complex="14pt" style:font-style-complex="italic"/>
    </style:style>
    <style:style style:name="P9" style:family="paragraph" style:parent-style-name="Standard">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margin-left="0in" fo:margin-right="0in" fo:margin-top="0in" fo:margin-bottom="0in" style:line-height-at-least="0.139in" fo:text-align="start" style:justify-single-word="false"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12" style:family="paragraph" style:parent-style-name="Standard">
      <style:paragraph-properties fo:margin-left="0in" fo:margin-right="0in" fo:margin-top="0in" fo:margin-bottom="0in" style:line-height-at-least="0.139in" fo:text-align="start" style:justify-single-word="false"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3" style:family="paragraph" style:parent-style-name="Standard">
      <style:paragraph-properties fo:margin-left="0in" fo:margin-right="0in" fo:margin-top="0in" fo:margin-bottom="0in" style:line-height-at-least="0.139in" fo:text-align="start" style:justify-single-word="false" fo:text-indent="0in" style:auto-text-indent="false" style:text-autospace="none"/>
      <style:text-properties style:use-window-font-color="true" style:text-outline="false" style:text-line-through-style="none" style:font-name="Arial" fo:font-size="14pt" fo:font-style="normal" fo:text-shadow="none" style:text-underline-style="none" fo:font-weight="bold" style:letter-kerning="true" style:font-name-asian="Arial" style:font-size-asian="14pt" style:font-style-asian="normal" style:font-weight-asian="bold" style:font-name-complex="Arial" style:font-size-complex="14pt" style:font-style-complex="normal" style:font-weight-complex="bold" style:text-emphasize="none" style:text-overline-style="none" style:text-overline-color="font-color"/>
    </style:style>
    <style:style style:name="P14" style:family="paragraph" style:parent-style-name="Standard" style:list-style-name="L1"/>
    <style:style style:name="P15" style:family="paragraph" style:parent-style-name="Standard">
      <style:text-properties style:font-name="Arial"/>
    </style:style>
    <style:style style:name="P16" style:family="paragraph" style:parent-style-name="Standard">
      <style:text-properties style:font-name="Arial" fo:font-size="12pt" fo:font-style="normal" style:font-size-asian="12pt" style:font-style-asian="normal" style:font-size-complex="12pt" style:font-style-complex="normal"/>
    </style:style>
    <style:style style:name="P17" style:family="paragraph" style:parent-style-name="Standard" style:list-style-name="L2">
      <style:text-properties style:font-name="Arial" fo:font-size="12pt" fo:font-style="normal" style:font-size-asian="12pt" style:font-style-asian="normal" style:font-size-complex="12pt" style:font-style-complex="normal"/>
    </style:style>
    <style:style style:name="P18"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style:font-name="Arial" fo:font-size="12pt" fo:font-weight="normal" style:font-size-asian="10.5pt" style:font-weight-asian="normal" style:font-size-complex="12pt" style:font-weight-complex="normal"/>
    </style:style>
    <style:style style:name="P21"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text-properties style:font-name="Arial" fo:font-size="14pt" fo:font-style="italic" style:font-size-asian="14pt" style:font-style-asian="italic" style:font-size-complex="14pt" style:font-style-complex="italic"/>
    </style:style>
    <style:style style:name="P23" style:family="paragraph" style:parent-style-name="Standard">
      <style:text-properties style:font-name="Arial" fo:font-size="14pt" fo:font-weight="bold" style:font-size-asian="14pt" style:font-weight-asian="bold" style:font-size-complex="14pt" style:font-weight-complex="bold"/>
    </style:style>
    <style:style style:name="P24" style:family="paragraph" style:parent-style-name="Standard">
      <style:text-properties style:font-name="Arial" fo:font-size="14pt" style:font-size-asian="14pt" style:font-size-complex="14pt"/>
    </style:style>
    <style:style style:name="P25" style:family="paragraph" style:parent-style-name="Standard">
      <style:text-properties style:font-name="Arial" fo:font-style="italic" style:font-style-asian="italic" style:font-style-complex="italic"/>
    </style:style>
    <style:style style:name="P26" style:family="paragraph" style:parent-style-name="Standard">
      <style:text-properties style:font-name="Arial" fo:font-style="normal" style:font-style-asian="normal" style:font-style-complex="normal"/>
    </style:style>
    <style:style style:name="P27" style:family="paragraph" style:parent-style-name="Standard" style:list-style-name="L3"/>
    <style:style style:name="P28" style:family="paragraph" style:parent-style-name="Standard">
      <style:text-properties style:font-name="Courier New"/>
    </style:style>
    <style:style style:name="T1" style:family="text">
      <style:text-properties style:font-name-asian="Arial1" style:font-name-complex="Arial1"/>
    </style:style>
    <style:style style:name="T2" style:family="text">
      <style:text-properties style:font-name="Arial"/>
    </style:style>
    <style:style style:name="T3" style:family="text">
      <style:text-properties style:font-name="Arial" fo:font-style="normal" style:font-style-asian="normal" style:font-style-complex="normal"/>
    </style:style>
    <style:style style:name="T4" style:family="text">
      <style:text-properties style:font-name="Arial" fo:font-style="normal" style:text-underline-style="solid" style:text-underline-width="auto" style:text-underline-color="font-color" style:font-style-asian="normal" style:font-style-complex="normal"/>
    </style:style>
    <style:style style:name="T5" style:family="text">
      <style:text-properties style:font-name="Arial" fo:font-size="12pt" fo:font-style="normal" style:font-size-asian="12pt" style:font-style-asian="normal" style:font-size-complex="12pt" style:font-style-complex="normal"/>
    </style:style>
    <style:style style:name="T6" style:family="text">
      <style:text-properties style:font-name="Arial" fo:font-style="italic" style:font-style-asian="italic" style:font-style-complex="italic"/>
    </style:style>
    <style:style style:name="T7" style:family="text">
      <style:text-properties style:font-name="Arial" style:text-underline-style="solid" style:text-underline-width="auto" style:text-underline-color="font-color"/>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style:font-name="Courier New"/>
    </style:style>
    <style:style style:name="T11" style:family="text">
      <style:text-properties style:font-name="Courier New" fo:font-size="12pt" fo:font-style="normal" style:font-size-asian="12pt" style:font-style-asian="normal" style:font-size-complex="12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PRStats User Documentation</text:p>
      <text:p text:style-name="P1"/>
      <text:p text:style-name="P5">Introduction</text:p>
      <text:p text:style-name="P3"/>
      <text:p text:style-name="P11"><text:span text:style-name="T1">IPRStats is a statistical tool that facilitates the </text:span>analysis of InterProScan results by generating graphs and tables with links to additional information.</text:p>
      <text:p text:style-name="P11"/>
      <text:p text:style-name="P12">InterProScan is a popular tool used for the functional analysis of protein sequences; it is a powerful tool for identifying protein families, predicting protein function, as well as other features included in InterPro member databases. <text:s/>While the information generated by InterProScan is extremely useful, it can be difficult to manage and interpret because of the vast amount of data it produces when analyzing metagenomic data. This is because when analyzing metagenomic data, the analysis is that of a population of genes and their functions, and the results should be displayed as a statistical analysis</text:p>
      <text:p text:style-name="P11"/>
      <text:p text:style-name="P12">We present IPRStats, an application that accepts the output of InterProScan and provides chart and tabular summaries of the data. These can be downloaded for further use and data analysis pipelining.</text:p>
      <text:p text:style-name="P12"/>
      <text:p text:style-name="P12"/>
      <text:p text:style-name="P13">Installation</text:p>
      <text:p text:style-name="P12"/>
      <text:p text:style-name="P2"><text:span text:style-name="T2">In order to make installation easier, we have developed several binary installers for IPRStats. <text:s/>By going to </text:span><text:a xlink:type="simple" xlink:href="http://github.com/devrkel/IPRStats"><text:span text:style-name="T2">http://github.com/devrkel/IPRStats</text:span></text:a><text:span text:style-name="T2"> and clicking on “Downloads”, you can find the most current installers for your system. <text:s/>We currently have Windows, Mac, and Ubuntu installers (tested on Vista, Snow Leopard, and Lucid Lynx respectively).</text:span></text:p>
      <text:p text:style-name="P2"/>
      <text:p text:style-name="P7">Windows</text:p>
      <text:p text:style-name="P7"/>
      <text:p text:style-name="P4">Before installing IPRStats, you must install several dependencies. <text:s/>Installation of these dependencies is very straightforward:</text:p>
      <text:list xml:id="list680715300" text:style-name="L1">
        <text:list-item>
          <text:p text:style-name="P14"><text:span text:style-name="T5">Python 2.6 available at </text:span><text:a xlink:type="simple" xlink:href="http://www.python.org/download/releases/2.6.5/"><text:span text:style-name="T3">http://www.python.org/download/releases/2.6.5/</text:span></text:a><text:span text:style-name="T5">. <text:s/></text:span></text:p>
        </text:list-item>
        <text:list-item>
          <text:p text:style-name="P14"><text:span text:style-name="T5">wxPython 2.8 runtime (unicode) available at </text:span><text:a xlink:type="simple" xlink:href="http://www.wxpython.org/download.php"><text:span text:style-name="T5">http://www.wxpython.org/download.php</text:span></text:a></text:p>
        </text:list-item>
      </text:list>
      <text:p text:style-name="P4"/>
      <text:p text:style-name="Standard"><text:span text:style-name="T5">Once you have these two dependencies installed, you can download and install IPRStats. <text:s/>Navigate to </text:span><text:a xlink:type="simple" xlink:href="http://github.com/devrkel/IPRStats"><text:span text:style-name="T5">http://github.com/devrkel/IPRStats</text:span></text:a><text:span text:style-name="T5"> and click the “Downloads” link. <text:s/>Choose the IPRStats-0.4.win32 installer and run it. <text:s/>This will install IPRStats and add a shortcut to your Windows start menu.</text:span></text:p>
      <text:p text:style-name="P4"/>
      <text:p text:style-name="P8">Mac OS X</text:p>
      <text:p text:style-name="P4"/>
      <text:p text:style-name="Standard"><text:span text:style-name="T5">The Mac OS X application can be downloaded from </text:span><text:a xlink:type="simple" xlink:href="http://github.com/devrkel/IPRStats"><text:span text:style-name="T5">http://github.com/devrkel/IPRStats</text:span></text:a><text:span text:style-name="T5"> by clicking the “Downloads” link and downloading the Mac application. <text:s/>IPRStats comes packaged in a .dmg disk image. <text:s/>You must open the image and drag the application to your Applications folder (or anywhere on your computer) before double clicking it to open the application.</text:span></text:p>
      <text:p text:style-name="P4"/>
      <text:p text:style-name="P24"><text:soft-page-break/>Ubuntu/Debian</text:p>
      <text:p text:style-name="P4"/>
      <text:p text:style-name="Standard"><text:span text:style-name="T5">A debian installer is provided at </text:span><text:a xlink:type="simple" xlink:href="http://github.com/devrkel/IPRStats"><text:span text:style-name="T5">http://github.com/devrkel/IPRStats</text:span></text:a><text:span text:style-name="T5"> in the download section. <text:s/>Download the installer and double click it. <text:s/>This will open the installer which will download and install any missing dependencies you may have. <text:s/>The installer will add a menu item under the Science section in Gnome.</text:span></text:p>
      <text:p text:style-name="P4"/>
      <text:p text:style-name="P7">Other</text:p>
      <text:p text:style-name="P4"/>
      <text:p text:style-name="P4">It should be possible to run IPRStats on any *nix, Solaris, or BSD system on which you can install its dependencies. <text:s/>These dependencies are:</text:p>
      <text:list xml:id="list1403084241" text:style-name="L2">
        <text:list-item>
          <text:p text:style-name="P17">Python 2.6</text:p>
        </text:list-item>
        <text:list-item>
          <text:p text:style-name="P17">wxPython 2.8</text:p>
        </text:list-item>
      </text:list>
      <text:p text:style-name="P4"/>
      <text:p text:style-name="Standard"><text:span text:style-name="T5">You must also have an Internet connection if you wish to download charts. <text:s/>After the dependencies are installed, download the source code from </text:span><text:a xlink:type="simple" xlink:href="http://github.com/devrkel/IPRStats"><text:span text:style-name="T5">http://github.com/devrkel/IPRStats</text:span></text:a><text:span text:style-name="T5"> as either a zip or tarfile by clicking “Download Source.” <text:s/>Extract the contents to a location on your computer and run “iprstats.py” inside the “iprstats” folder. </text:span></text:p>
      <text:p text:style-name="P4"/>
      <text:p text:style-name="P7">Optional</text:p>
      <text:p text:style-name="P4"/>
      <text:p text:style-name="P4">You can optionally install the following Python modules for additional chart types:</text:p>
      <text:list xml:id="list48286250" text:style-name="L3">
        <text:list-item>
          <text:p text:style-name="P27"><text:span text:style-name="T5">NumPy and Matplotlib available at </text:span><text:a xlink:type="simple" xlink:href="http://sourceforge.net/projects/numpy/files/"><text:span text:style-name="T5">http://sourceforge.net/projects/numpy/files/</text:span></text:a><text:span text:style-name="T5"> and </text:span><text:a xlink:type="simple" xlink:href="http://sourceforge.net/projects/matplotlib/files/matplotlib/matplotlib-1.0/"><text:span text:style-name="T5">http://sourceforge.net/projects/matplotlib/files/matplotlib/matplotlib-1.0/</text:span></text:a><text:span text:style-name="T5"> respectively.</text:span></text:p>
        </text:list-item>
      </text:list>
      <text:p text:style-name="P4"/>
      <text:p text:style-name="P7">Using MySQL</text:p>
      <text:p text:style-name="P18"/>
      <text:p text:style-name="P1"><text:span text:style-name="T9">It is highly recommended</text:span><text:span text:style-name="T8"> that you use MySQL for large XML files. By default IPRStats uses SQLite as the database to store and query data extracted from a given InterProScan XML file. <text:s/>IPRStats gives you MySQL connection settings in its properties dialog, however, you must first install the Python module MySQLdb.</text:span></text:p>
      <text:p text:style-name="P4"/>
      <text:p text:style-name="Standard"><text:span text:style-name="T5">On Windows, you must compile MySQLdb from source, which requires several development libraries. <text:s/>System engineer Yun Fu has written a very good article on installing MySQLdb on Windows which can be found at </text:span><text:a xlink:type="simple" xlink:href="http://www.fuyun.org/2009/12/install-mysql-for-python-on-windows/"><text:span text:style-name="T5">http://www.fuyun.org/2009/12/install-mysql-for-python-on-windows/</text:span></text:a></text:p>
      <text:p text:style-name="P4"/>
      <text:p text:style-name="Standard"><text:span text:style-name="T5">On Mac, you must also compile MySQLdb from source. <text:s/>It may be necessary to install Xcode from your OSX installation disk to have Apple's gcc installed. <text:s/>Mangoorange has written very clear instructions for doing so at </text:span><text:a xlink:type="simple" xlink:href="http://www.mangoorange.com/2008/08/01/installing-python-mysqldb-122-on-mac-os-x/"><text:span text:style-name="T5">http://www.mangoorange.com/2008/08/01/installing-python-mysqldb-122-on-mac-os-x/</text:span></text:a></text:p>
      <text:p text:style-name="P4"/>
      <text:p text:style-name="P4">Many Linux distributions have MySQLdb available through their package management systems. <text:s/>Using aptitude, you can install it via the command prompt by typing:</text:p>
      <text:p text:style-name="P1"><text:span text:style-name="T8"><text:tab/></text:span><text:span text:style-name="T11">sudo apt-get install python-mysqldb</text:span></text:p>
      <text:p text:style-name="P4"/>
      <text:p text:style-name="Standard"><text:span text:style-name="T5">Note that if you want to install a local MySQL database, you will need to install the MySQL </text:span><text:soft-page-break/><text:span text:style-name="T5">server. <text:s/>The </text:span><text:span text:style-name="T5">MySQL Community server can be downloaded at </text:span><text:a xlink:type="simple" xlink:href="http://www.mysql.com/downloads/mysql/"><text:span text:style-name="T5">http://www.mysql.com/downloads/mysql/</text:span></text:a><text:span text:style-name="T5">. <text:s/>IPRStats has been tested with version 5.1 but should work with other versions.</text:span></text:p>
      <text:p text:style-name="P4"/>
      <text:p text:style-name="P4"/>
      <text:p text:style-name="P21">InterProScan</text:p>
      <text:p text:style-name="P19"/>
      <text:p text:style-name="P19">In order to run IPRStats, you must supply the XML output file from an InterProScan run.</text:p>
      <text:p text:style-name="P21"/>
      <text:p text:style-name="P9">Installing InterProScan</text:p>
      <text:p text:style-name="P4"/>
      <text:p text:style-name="Standard"><text:span text:style-name="T2">Because IPRStats is intended for populations of genomic data and the shared InterProScan server ( </text:span><text:a xlink:type="simple" xlink:href="http://www.ebi.ac.uk/Tools/InterProScan/"><text:span text:style-name="T2">http://www.ebi.ac.uk/Tools/InterProScan/</text:span></text:a><text:span text:style-name="T2"> ) is so limited, it is important to have access to your own installation of InterProScan, preferably running on a cluster. <text:s/>If you do not have access to an InterProScan installation, the software can be downloaded from </text:span><text:a xlink:type="simple" xlink:href="ftp://ftp.ebi.ac.uk/pub/software/unix/iprscan/index.html"><text:span text:style-name="T2">ftp://ftp.ebi.ac.uk/pub/software/unix/iprscan/index.html</text:span></text:a><text:span text:style-name="T2">. <text:s/>EMBL-EBI offers very good documentation on installing and running InterProScan.</text:span></text:p>
      <text:p text:style-name="P1"/>
      <text:p text:style-name="P7">Running InterProScan</text:p>
      <text:p text:style-name="P1"/>
      <text:p text:style-name="P1">Note, it is very important that certain parameters are set when running InterProScan in order for IPRStats to correctly parse the InterProScan output XML. <text:s/>You must enable goterms and iprlookup. <text:s/>Running from the command line, a run would look something like this:</text:p>
      <text:p text:style-name="P1"/>
      <text:p text:style-name="Standard"><text:span text:style-name="T2"><text:tab/></text:span><text:span text:style-name="T10">iprscan -cli -goterms -iprlookup -format xml -i &lt;input fasta file&gt; -o &lt;ouput xml file&gt;</text:span></text:p>
      <text:p text:style-name="P28"/>
      <text:p text:style-name="Standard"><text:span text:style-name="T2">where </text:span><text:span text:style-name="T10">&lt;input fasta file&gt;</text:span><text:span text:style-name="T2"> is the fasta file containing the metagenomic data and </text:span><text:span text:style-name="T10">&lt;output xml file&gt;</text:span><text:span text:style-name="T2"> is the output file that you would open in IPRStats.</text:span></text:p>
      <text:p text:style-name="P1"/>
      <text:p text:style-name="P1"/>
      <text:p text:style-name="P5">Running IPRStats</text:p>
      <text:p text:style-name="P20"/>
      <text:p text:style-name="P20">IPRStats has a number of functions and options that help you analyze InterProScan XML results. <text:s/>This section should help familiarize you with these functions.</text:p>
      <text:p text:style-name="P1"/>
      <text:p text:style-name="P7">Opening a file</text:p>
      <text:p text:style-name="P1"/>
      <text:p text:style-name="P1">To examine the XML result of an InterProScan run, choose File → Open from the menu bar and select the XML file. <text:s/>IPRStats will immediately begin parsing <text:s/>the file and display a progress bar. <text:s/>Note that when the progress bar says “Retrieving results,” the application may look frozen but is actually still running. <text:s/>It is recommended that you install and configure MySQL if you are opening XML files larger than 100Mb (see Installation for more details).</text:p>
      <text:p text:style-name="P1"/>
      <text:p text:style-name="P1">To open a previously saved IPRStats file (.ips), chose File → Open, change the extension filter to “IPRStats file (*.ips)” and select the file. <text:s/>This option will not show you a progress bar and should finish within a few minutes at most. <text:s/>This option should be considerably faster <text:soft-page-break/>than opening a XML file and is useful for sharing or storing IPRStats data.</text:p>
      <text:p text:style-name="P1"/>
      <text:p text:style-name="P7">Saving a file</text:p>
      <text:p text:style-name="P1"/>
      <text:p text:style-name="P1">IPRStats gives you the option to save the data that you are viewing. <text:s/>This is convenient for sending the data to another person or viewing the data again at a later date. <text:s/>It is much faster to open an IPRStats file than to reopen an XML file.</text:p>
      <text:p text:style-name="P1"/>
      <text:p text:style-name="P1">To save a file, chose File → Save from the program's menu bar. <text:s/>Select the folder where you would like to save the file and give it a name. <text:s/>You can open this file later by choosing File → Open from the menu bar.</text:p>
      <text:p text:style-name="P1"/>
      <text:p text:style-name="P7">Properties</text:p>
      <text:p text:style-name="P1"/>
      <text:p text:style-name="P1">IPRStats has a number of different options that you can change to affect both how the data shows up in the application and what it looks like when it's exported. <text:s text:c="2"/>To change these settings, choose File → Properties from the application's menu bar.</text:p>
      <text:p text:style-name="P1"/>
      <text:p text:style-name="P1">General Settings</text:p>
      <text:p text:style-name="Standard"><text:span text:style-name="T2"><text:tab/></text:span><text:span text:style-name="T4">Chart type</text:span><text:span text:style-name="T2"> lets you choose whether you want to view a pie chart or a bar graph.</text:span></text:p>
      <text:p text:style-name="Standard"><text:span text:style-name="T2"><text:tab/></text:span><text:span text:style-name="T4">Chart generator</text:span><text:span text:style-name="T2"> specifies the style of chart.</text:span></text:p>
      <text:p text:style-name="P1"><text:tab/><text:tab/>'google' requires an Internet connection</text:p>
      <text:p text:style-name="P1"><text:tab/><text:tab/>'pylab' requires the Python modules NumPy and Matplotlib to be installed.</text:p>
      <text:p text:style-name="Standard"><text:span text:style-name="T2"><text:tab/></text:span><text:span text:style-name="T4">Max chart results</text:span><text:span text:style-name="T2"> specifies the top </text:span><text:span text:style-name="T6">n</text:span><text:span text:style-name="T2"> number of results to be displayed in the chart.</text:span></text:p>
      <text:p text:style-name="Standard"><text:span text:style-name="T2"><text:tab/></text:span><text:span text:style-name="T4">Max table results</text:span><text:span text:style-name="T2"> says how many rows should be shown at a time; -1 means all rows</text:span></text:p>
      <text:p text:style-name="Standard"><text:span text:style-name="T2"><text:tab/><text:tab/></text:span><text:span text:style-name="T6">(note that this also limits the number of rows exported to another format)</text:span></text:p>
      <text:p text:style-name="P25"/>
      <text:p text:style-name="P26">Database Settings</text:p>
      <text:p text:style-name="P10"><text:span text:style-name="T2"><text:tab/></text:span><text:span text:style-name="T7">Use SQLite</text:span><text:span text:style-name="T2"> tells whether to use the built in database (checked) or MySQL (unchecked)</text:span></text:p>
      <text:p text:style-name="P10"><text:span text:style-name="T2"><text:tab/></text:span><text:span text:style-name="T7">Use GO lookup</text:span><text:span text:style-name="T2"> specifies whether to retrieve names from a Gene Ontology MySQL database</text:span></text:p>
      <text:p text:style-name="P26"/>
      <text:p text:style-name="P7">Export as HTML</text:p>
      <text:p text:style-name="P26"/>
      <text:p text:style-name="P26">Static HTML output works well to illustrate IPRStats output to people who do not have IPRStats installed, providing the chart and tabular data shown in the application. <text:s/>It also contains an HTML menu for navigating between different InterProScan member database pages.</text:p>
      <text:p text:style-name="P26"/>
      <text:p text:style-name="P26">From the application menu, choose File → Export as HTML... and choose the directory you wish to export to. <text:s/>Notice that exporting as HTML creates many files in the directory that you choose, so you may wish to create a separate folder for the output. <text:s/>There is no index file, but you can access all the exported data by opening any of the generated HTML files in a web browser. <text:s/>The easiest way to change the look of the HTML files is to edit “style.css.”</text:p>
      <text:p text:style-name="P26"/>
      <text:p text:style-name="P7">Export as XLS</text:p>
      <text:p text:style-name="P26"/>
      <text:p text:style-name="P10"><text:span text:style-name="T2">IPRStats can export the tabular data from the application as a spreadsheet viewable in Excel, </text:span><text:soft-page-break/><text:span text:style-name="T2">OpenOffice and similar programs. <text:s/>Choose File → Export as XLS from the application menu and type a name for the spreadsheet. <text:s/>The resulting spreadsheet will have a separate tab for </text:span><text:span text:style-name="T2">each of the InterProScan member database.</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face style:name="OpenSymbol" svg:font-family="OpenSymbol, 'Arial Unicode M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Kelly</meta:initial-creator>
    <meta:creation-date>2010-07-19T10:14:26</meta:creation-date>
    <dc:date>2010-07-20T11:09:43</dc:date>
    <dc:creator>Ryan Kelly</dc:creator>
    <meta:editing-duration>PT05H44M43S</meta:editing-duration>
    <meta:editing-cycles>41</meta:editing-cycles>
    <meta:generator>OpenOffice.org/3.2$Unix OpenOffice.org_project/320m12$Build-9483</meta:generator>
    <meta:document-statistic meta:table-count="0" meta:image-count="0" meta:object-count="0" meta:page-count="5" meta:paragraph-count="65" meta:word-count="1455" meta:character-count="9377"/>
  </office:meta>
</office:document-meta>
</file>